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loext:graphic-properties draw:fill-hatch-name="hatch"/>
      <style:paragraph-properties fo:margin-top="0cm" fo:margin-bottom="0.55cm" style:contextual-spacing="false"/>
      <style:text-properties officeooo:paragraph-rsid="0033e515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33e515"/>
    </style:style>
    <style:style style:name="P6" style:family="paragraph" style:parent-style-name="Standard" style:list-style-name="L1">
      <loext:graphic-properties draw:fill-hatch-name="hatch"/>
      <style:paragraph-properties fo:margin-top="0cm" fo:margin-bottom="0.55cm" style:contextual-spacing="false"/>
      <style:text-properties officeooo:paragraph-rsid="00346203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line-height="150%" fo:text-align="start" style:justify-single-word="false"/>
      <style:text-properties officeooo:rsid="002cd8f3" officeooo:paragraph-rsid="0033e515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line-height="150%" fo:text-align="start" style:justify-single-word="false"/>
      <style:text-properties officeooo:rsid="0033e515" officeooo:paragraph-rsid="0033e515"/>
    </style:style>
    <style:style style:name="P9" style:family="paragraph" style:parent-style-name="Standard">
      <style:paragraph-properties fo:margin-top="0cm" fo:margin-bottom="0.275cm" style:contextual-spacing="false"/>
      <style:text-properties fo:font-size="11pt" officeooo:rsid="0037c8e1" officeooo:paragraph-rsid="00303459" style:font-size-asian="11pt" style:font-size-complex="11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b44b"/>
    </style:style>
    <style:style style:name="T2" style:family="text">
      <style:text-properties style:font-name-asian="標楷體"/>
    </style:style>
    <style:style style:name="T3" style:family="text">
      <style:text-properties officeooo:rsid="00273261"/>
    </style:style>
    <style:style style:name="T4" style:family="text">
      <style:text-properties officeooo:rsid="002a0500"/>
    </style:style>
    <style:style style:name="T5" style:family="text">
      <style:text-properties officeooo:rsid="00303459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33e515" style:font-size-asian="11pt" style:font-size-complex="11pt"/>
    </style:style>
    <style:style style:name="T8" style:family="text">
      <style:text-properties officeooo:rsid="0033e515"/>
    </style:style>
    <style:style style:name="T9" style:family="text">
      <style:text-properties officeooo:rsid="003462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8">3</text:span></text:p>
      <text:p text:style-name="P2">Due date: <text:span text:style-name="T8">2</text:span> <text:span text:style-name="T5">November</text:span> 202<text:span text:style-name="T1">3</text:span></text:p>
      <text:p text:style-name="P3">TA: <text:span text:style-name="T2">鄒冠勳</text:span> E81<text:span text:style-name="T1">4</text:span> </text:p>
      <text:p text:style-name="Standard"/>
      <text:list xml:id="list515666815" text:style-name="L1">
        <text:list-item>
          <text:p text:style-name="P6"><text:span text:style-name="T3">(</text:span><text:span text:style-name="T8">3</text:span><text:span text:style-name="T5">0</text:span><text:span text:style-name="T3">%) </text:span><text:span text:style-name="T8">Compute the derivative </text:span><text:span text:style-name="T8"><draw:g text:anchor-type="as-char" svg:y="-0.289cm" draw:z-index="0" draw:name="形狀1" draw:style-name="gr37"><svg:title>TexMaths</svg:title><svg:desc>11§inline§f'(x)§svg§600§FALSE§</svg:desc><draw:g draw:style-name="gr2"><draw:path draw:style-name="gr38" draw:text-style-name="P10" svg:width="0.781cm" svg:height="0.346cm" svg:x="0.001cm" svg:y="0.02cm" svg:viewBox="0 0 782 347" svg:d="M392 347c-131 0-261 0-392 0 0-116 0-231 0-347 261 0 521 0 782 0 0 116 0 231 0 347-130 0-260 0-390 0z"><text:p/></draw:path><draw:path draw:style-name="gr39" draw:text-style-name="P11" svg:width="0.192cm" svg:height="0.349cm" svg:x="0.002cm" svg:y="0.02cm" svg:viewBox="0 0 193 350" svg:d="M121 118c11 0 22 0 33 0 8 0 12 0 12-8 0-4-4-4-11-4-11 0-21 0-32 0 3-16 6-30 8-44 2-8 8-36 10-40 3-8 10-13 18-13 2 0 12 0 20 6-18 3-21 16-21 21 0 9 6 15 14 15 10 0 21-9 21-23 0-19-18-28-34-28-14 0-38 8-49 45-2 9-3 12-13 61-9 0-18 0-26 0s-11 0-11 7c0 5 3 5 9 5 9 0 18 0 27 0-10 50-20 101-30 152-6 36-13 71-33 71-2 0-12 0-19-6 18-2 21-16 21-21 0-9-6-14-14-14-10 0-21 9-21 24 0 17 17 26 33 26 21 0 36-23 43-37 13-25 22-71 22-74 8-40 15-81 23-121z"><text:p/></draw:path><draw:path draw:style-name="gr39" draw:text-style-name="P11" svg:width="0.066cm" svg:height="0.139cm" svg:x="0.226cm" svg:y="0cm" svg:viewBox="0 0 67 140" svg:d="M65 24c2-5 2-7 2-9 0-8-7-15-15-15-11 0-15 9-16 13-12 39-23 77-35 117 0 1-1 2-1 4 0 4 8 6 10 6s2 0 4-5c17-37 34-73 51-111z"><text:p/></draw:path><draw:path draw:style-name="gr39" draw:text-style-name="P11" svg:width="0.088cm" svg:height="0.383cm" svg:x="0.359cm" svg:y="0.004cm" svg:viewBox="0 0 89 384" svg:d="M89 380c0-1 0-1-6-8-48-50-61-122-61-179 0-68 15-135 63-183 4-4 4-6 4-7 0-2-1-3-3-3-4 0-39 25-62 75-20 42-24 85-24 118 0 28 4 74 25 118 23 48 57 73 61 73 2 0 3-1 3-4z"><text:p/></draw:path><draw:path draw:style-name="gr39" draw:text-style-name="P11" svg:width="0.192cm" svg:height="0.173cm" svg:x="0.482cm" svg:y="0.122cm" svg:viewBox="0 0 193 174" svg:d="M118 54c2-11 11-46 38-46 2 0 11 0 19 5-11 2-19 11-19 21 0 6 5 13 16 13 9 0 21-6 21-22 0-21-23-25-37-25-22 0-36 20-40 29-10-26-30-29-42-29-40 0-62 50-62 58 0 5 3 5 5 5 3 0 4-1 5-5 13-40 39-50 52-50 6 0 21 3 21 26 0 12-7 38-21 91-7 25-20 40-38 40-2 0-11 0-18-4 10-3 17-10 17-21 0-10-7-13-14-13-11 0-21 9-21 22 0 17 19 25 36 25 26 0 40-27 41-29 5 13 19 29 42 29 40 0 62-50 62-60 0-3-4-3-5-3-4 0-4 1-5 5-13 40-39 49-52 49-14 0-21-12-21-25 0-8 2-17 7-34 4-18 9-36 13-52z"><text:p/></draw:path><draw:path draw:style-name="gr39" draw:text-style-name="P11" svg:width="0.089cm" svg:height="0.383cm" svg:x="0.713cm" svg:y="0.004cm" svg:viewBox="0 0 90 384" svg:d="M90 193c0-31-4-77-25-121-23-48-57-72-61-72-2 0-4 1-4 3 0 1 0 3 8 9 37 39 59 100 59 181 0 65-14 132-61 180-6 6-6 6-6 7 0 2 2 4 4 4 4 0 39-26 62-75 20-43 24-86 24-116z"><text:p/></draw:path></draw:g></draw:g></text:span><text:span text:style-name="T8"><text:s/>for </text:span><text:span text:style-name="T8"><draw:g text:anchor-type="as-char" svg:y="-0.319cm" draw:z-index="7" draw:style-name="gr1"><svg:title>TexMaths</svg:title><svg:desc>11§inline§f(x) = \ln(x^4)\sin(x^3)§svg§600§FALSE§</svg:desc><draw:g draw:style-name="gr2"><draw:path draw:style-name="gr3" draw:text-style-name="P10" svg:width="3.44cm" svg:height="0.377cm" svg:x="-0.001cm" svg:y="0.019cm" svg:viewBox="0 0 3441 378" svg:d="M1721 378c-574 0-1148 0-1721 0 0-127 0-252 0-378 1147 0 2294 0 3441 0 0 126 0 251 0 378-573 0-1147 0-1720 0z"><text:p/></draw:path><draw:path draw:style-name="gr4" draw:text-style-name="P11" svg:width="0.192cm" svg:height="0.348cm" svg:x="0cm" svg:y="0.049cm" svg:viewBox="0 0 193 349" svg:d="M121 117c11 0 22 0 33 0 8 0 12 0 12-7 0-5-4-5-11-5-11 0-21 0-32 0 4-15 6-29 9-44 1-8 7-35 9-40 3-7 10-13 19-13 1 0 11 0 18 7-17 1-21 15-21 21 0 9 7 13 15 13 10 0 21-8 21-23 0-17-18-26-33-26-14 0-38 7-50 45-2 8-3 12-13 60-9 0-18 0-27 0-7 0-11 0-11 8 0 4 4 4 10 4 9 0 18 0 27 0-10 51-20 101-30 151-7 37-13 72-33 72-2 0-11 0-19-6 18-1 21-16 21-21 0-9-6-13-14-13-10 0-21 7-21 23 0 17 17 26 33 26 21 0 36-23 43-37 13-24 22-72 22-74 8-39 15-80 23-121z"><text:p/></draw:path><draw:path draw:style-name="gr5" draw:text-style-name="P11" svg:width="0.088cm" svg:height="0.383cm" svg:x="0.249cm" svg:y="0.033cm" svg:viewBox="0 0 89 384" svg:d="M89 380c0-1 0-1-6-8-49-49-61-122-61-180 0-67 15-134 63-182 4-5 4-6 4-7 0-2-1-3-3-3-5 0-39 26-62 75-20 42-24 85-24 117 0 31 4 76 25 120 23 47 56 72 61 72 2 0 3-1 3-4z"><text:p/></draw:path><draw:path draw:style-name="gr6" draw:text-style-name="P11" svg:width="0.192cm" svg:height="0.174cm" svg:x="0.372cm" svg:y="0.15cm" svg:viewBox="0 0 193 175" svg:d="M118 54c2-10 11-45 38-45 2 0 11 0 19 4-10 2-18 12-18 21 0 7 4 13 15 13 8 0 21-6 21-22 0-20-24-25-37-25-22 0-35 21-40 30-9-27-30-30-42-30-40 0-62 49-62 59 0 5 3 5 5 5 3 0 4-1 5-5 13-41 39-50 52-50 6 0 21 3 21 25 0 12-7 38-21 92-7 23-20 40-38 40-2 0-11 0-18-5 8-2 17-10 17-20 0-11-9-15-14-15-11 0-21 11-21 23 0 18 19 26 36 26 26 0 40-28 41-30 4 14 19 30 42 30 39 0 61-50 61-60 0-4-3-4-4-4-3 0-4 2-5 4-13 42-39 51-52 51-14 0-21-12-21-25 0-9 2-17 7-35 4-17 8-35 13-52z"><text:p/></draw:path><draw:path draw:style-name="gr7" draw:text-style-name="P11" svg:width="0.088cm" svg:height="0.383cm" svg:x="0.604cm" svg:y="0.033cm" svg:viewBox="0 0 89 384" svg:d="M89 192c0-30-4-76-25-120-23-47-56-72-61-72-2 0-3 1-3 3 0 1 0 2 7 10 38 37 60 99 60 179 0 65-14 133-63 181-4 6-4 6-4 7 0 2 1 4 3 4 5 0 39-26 62-76 20-41 24-84 24-116z"><text:p/></draw:path><draw:path draw:style-name="gr8" draw:text-style-name="P11" svg:width="0.256cm" svg:height="0.089cm" svg:x="0.861cm" svg:y="0.179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9" draw:text-style-name="P11" svg:width="0.085cm" svg:height="0.265cm" svg:x="1.26cm" svg:y="0.055cm" svg:viewBox="0 0 86 266" svg:d="M56 0c-19 1-37 2-56 3 0 5 0 8 0 12 28 0 31 4 31 22 0 66 0 133 0 199 0 18-5 18-31 18 0 4 0 8 0 12 13 0 33-1 43-1s29 1 43 1c0-4 0-8 0-12-25 0-30 0-30-18 0-78 0-157 0-236z"><text:p/></draw:path><draw:path draw:style-name="gr10" draw:text-style-name="P11" svg:width="0.194cm" svg:height="0.169cm" svg:x="1.367cm" svg:y="0.15cm" svg:viewBox="0 0 195 170" svg:d="M31 37c0 34 0 68 0 104 0 17-5 17-31 17 0 3 0 8 0 12 14 0 34-1 44-1s31 1 44 1c0-4 0-9 0-12-26 0-31 0-31-17 0-25 0-48 0-71 0-40 28-61 53-61 24 0 29 21 29 43 0 29 0 59 0 89 0 17-5 17-31 17 0 3 0 8 0 12 13 0 33-1 44-1 10 0 30 1 43 1 0-4 0-9 0-12-20 0-30 0-30-11 0-25 0-49 0-73 0-34 0-45-12-60-6-6-19-14-41-14-28 0-46 16-57 41 0-14 0-28 0-41-19 1-36 3-55 4 0 5 0 8 0 12 28 0 31 3 31 21z"><text:p/></draw:path><draw:path draw:style-name="gr11" draw:text-style-name="P11" svg:width="0.089cm" svg:height="0.383cm" svg:x="1.608cm" svg:y="0.033cm" svg:viewBox="0 0 90 384" svg:d="M90 380c0-1 0-1-6-8-49-49-61-122-61-180 0-67 14-134 62-182 5-5 5-6 5-7 0-2-2-3-4-3-3 0-39 26-62 75-20 42-24 85-24 117 0 31 4 76 25 120 25 47 58 72 61 72 2 0 4-1 4-4z"><text:p/></draw:path><draw:path draw:style-name="gr12" draw:text-style-name="P11" svg:width="0.192cm" svg:height="0.174cm" svg:x="1.73cm" svg:y="0.15cm" svg:viewBox="0 0 193 175" svg:d="M118 54c3-10 12-45 38-45 2 0 11 0 20 4-11 2-19 12-19 21 0 7 5 13 15 13 8 0 21-6 21-22 0-20-22-25-36-25-23 0-36 21-40 30-10-27-31-30-42-30-41 0-63 49-63 59 0 5 3 4 5 5 3 0 4-1 5-5 13-41 39-50 52-50 7 0 21 3 21 25 0 12-7 38-21 92-7 23-20 40-37 40-2 0-12 0-19-5 10-2 18-10 18-20 0-11-8-15-14-15-12 0-22 11-22 23 0 18 20 26 36 26 27 0 40-28 41-30 4 14 19 30 42 30 39 0 61-50 61-60 0-4-3-4-4-4-3 0-4 2-4 4-14 42-40 51-52 51-15 0-21-12-21-25 0-9 2-17 7-35 4-17 7-35 12-52z"><text:p/></draw:path><draw:path draw:style-name="gr13" draw:text-style-name="P11" svg:width="0.131cm" svg:height="0.181cm" svg:x="1.951cm" svg:y="-0.001cm" svg:viewBox="0 0 132 182" svg:d="M132 137c0-3 0-6 0-9-10 0-20 0-30 0 0-40 0-80 0-120 0-6 0-8-6-8-4 0-5 0-7 4-30 42-59 83-89 124 0 3 0 6 0 9 26 0 53 0 79 0 0 8 0 16 0 23 0 9 0 12-22 12-2 0-5 0-7 0 0 4 0 7 0 10 14-1 30-1 40-1s28 0 41 1c0-3 0-6 0-10-2 0-4 0-7 0-22 0-22-3-22-12 0-7 0-15 0-23 10 0 20 0 30 0zM81 30c0 33 0 65 0 98-24 0-47 0-71 0 24-33 47-65 71-98z"><text:p/></draw:path><draw:path draw:style-name="gr14" draw:text-style-name="P11" svg:width="0.088cm" svg:height="0.383cm" svg:x="2.136cm" svg:y="0.033cm" svg:viewBox="0 0 89 384" svg:d="M89 192c0-30-4-76-25-120-23-47-56-72-61-72-2 0-3 1-3 3 0 1 0 2 7 10 38 37 60 99 60 179 0 65-14 133-63 181-4 6-4 6-4 7 0 2 1 4 3 4 5 0 39-26 62-76 20-41 24-84 24-116z"><text:p/></draw:path><draw:path draw:style-name="gr15" draw:text-style-name="P11" svg:width="0.126cm" svg:height="0.176cm" svg:x="2.341cm" svg:y="0.148cm" svg:viewBox="0 0 127 177" svg:d="M68 98c9 1 40 7 40 35 0 20-13 35-43 35-33 0-46-22-54-55-1-4-2-7-5-7-6 0-6 4-6 10 0 17 0 34 0 52 0 5 0 9 4 9 3 0 3 0 10-8 1-1 1-1 8-9 17 17 34 17 43 17 44 0 62-27 62-54 0-20-11-32-17-36-12-12-27-16-44-19-21-4-47-9-47-32 0-13 10-28 44-28 42 0 44 34 45 46 0 3 3 3 4 3 5 0 5-2 5-9 0-13 0-26 0-39 0-7 0-9-4-9-2 0-3 0-7 4-1 1-6 6-7 7-15-11-31-11-36-11-48 0-63 25-63 47 0 13 7 24 17 33 13 10 24 12 51 18z"><text:p/></draw:path><draw:path draw:style-name="gr16" draw:text-style-name="P11" svg:width="0.082cm" svg:height="0.256cm" svg:x="2.494cm" svg:y="0.064cm" svg:viewBox="0 0 83 257" svg:d="M56 88c-19 1-36 2-55 4 0 3 0 8 0 12 25 0 29 2 29 21 0 34 0 68 0 102 0 18-5 18-30 18 0 4 0 9 0 12 12 0 33-1 43-1 13 0 26 1 40 1 0-3 0-8 0-12-26 0-27-2-27-17 0-46 0-93 0-140zM57 21c0-12-10-21-21-21-12 0-19 11-19 21s7 21 19 21c11 0 21-9 21-21z"><text:p/></draw:path><draw:path draw:style-name="gr17" draw:text-style-name="P11" svg:width="0.194cm" svg:height="0.169cm" svg:x="2.6cm" svg:y="0.15cm" svg:viewBox="0 0 195 170" svg:d="M31 37c0 34 0 68 0 104 0 17-5 17-31 17 0 3 0 8 0 12 13 0 33-1 44-1 10 0 30 1 43 1 0-4 0-9 0-12-25 0-30 0-30-17 0-25 0-48 0-71 0-40 28-61 52-61s29 21 29 43c0 29 0 59 0 89 0 17-5 17-30 17 0 3 0 8 0 12 13 0 33-1 44-1 10 0 30 1 43 1 0-4 0-9 0-12-20 0-30 0-30-11 0-25 0-49 0-73 0-34 0-45-12-60-6-6-19-14-41-14-28 0-46 16-57 41 0-14 0-28 0-41-19 1-36 3-55 4 0 5 0 8 0 12 28 0 31 3 31 21z"><text:p/></draw:path><draw:path draw:style-name="gr18" draw:text-style-name="P11" svg:width="0.088cm" svg:height="0.383cm" svg:x="2.841cm" svg:y="0.033cm" svg:viewBox="0 0 89 384" svg:d="M89 380c0-1 0-1-6-8-48-49-61-122-61-180 0-67 15-134 63-182 4-5 4-6 4-7 0-2-1-3-3-3-5 0-39 26-62 75-20 42-24 85-24 117 0 31 4 76 25 120 23 47 56 72 61 72 2 0 3-1 3-4z"><text:p/></draw:path><draw:path draw:style-name="gr19" draw:text-style-name="P11" svg:width="0.192cm" svg:height="0.174cm" svg:x="2.965cm" svg:y="0.15cm" svg:viewBox="0 0 193 175" svg:d="M118 54c2-10 11-45 38-45 2 0 11 0 19 4-10 2-18 12-18 21 0 7 4 13 15 13 8 0 21-6 21-22 0-20-24-25-37-25-22 0-35 21-40 30-9-27-30-30-42-30-40 0-62 49-62 59 0 5 3 5 5 5 3 0 4-1 5-5 13-41 39-50 52-50 6 0 21 3 21 25 0 12-7 38-21 92-7 23-20 40-38 40-2 0-11 0-18-5 10-2 17-10 17-20 0-11-7-15-14-15-11 0-21 11-21 23 0 18 20 26 36 26 26 0 40-28 41-30 4 14 19 30 42 30 39 0 61-50 61-60 0-4-3-4-4-4-3 0-4 2-5 4-13 42-39 51-51 51-15 0-22-12-22-25 0-9 2-17 7-35 4-17 8-35 13-52z"><text:p/></draw:path><draw:path draw:style-name="gr20" draw:text-style-name="P11" svg:width="0.123cm" svg:height="0.183cm" svg:x="3.189cm" svg:y="0.003cm" svg:viewBox="0 0 124 184" svg:d="M59 89c21 0 37 14 37 43 0 34-20 44-35 44-11 0-36-4-47-19 12-1 16-10 16-15 0-9-7-16-15-16-7 0-15 6-15 17 0 25 28 41 61 41 37 0 63-25 63-52 0-21-17-42-47-49 29-9 39-29 39-46 0-22-25-37-54-37-31 0-53 14-53 36 0 9 5 14 13 14 9 0 14-6 14-14 0-7-5-13-14-14 10-12 29-14 39-14 12 0 29 5 29 29 0 11-4 23-11 32-9 10-16 11-31 11-6 1-6 1-7 1s-4 1-4 4c0 4 3 4 7 4 6 0 10 0 15 0z"><text:p/></draw:path><draw:path draw:style-name="gr21" draw:text-style-name="P11" svg:width="0.089cm" svg:height="0.383cm" svg:x="3.37cm" svg:y="0.033cm" svg:viewBox="0 0 90 384" svg:d="M90 192c0-30-4-76-25-120-23-47-57-72-61-72-2 0-4 1-4 3 0 1 0 2 8 10 37 37 59 99 59 179 0 65-14 133-61 181-6 6-6 6-6 7 0 2 2 4 4 4 4 0 39-26 62-76 20-41 24-84 24-116z"><text:p/></draw:path></draw:g></draw:g></text:span><text:span text:style-name="T8">, </text:span><text:span text:style-name="T9">where </text:span><text:span text:style-name="T9"><draw:g text:anchor-type="as-char" svg:y="-0.288cm" draw:z-index="6" draw:style-name="gr1"><svg:title>TexMaths</svg:title><svg:desc>11§inline§\ln(x) = \log_e(x).§svg§600§FALSE§</svg:desc><draw:g draw:style-name="gr2"><draw:path draw:style-name="gr22" draw:text-style-name="P10" svg:width="2.578cm" svg:height="0.345cm" svg:x="0.006cm" svg:y="0.018cm" svg:viewBox="0 0 2579 346" svg:d="M1290 346c-430 0-860 0-1290 0 0-116 0-230 0-346 860 0 1719 0 2579 0 0 116 0 230 0 346-430 0-860 0-1289 0z"><text:p/></draw:path><draw:path draw:style-name="gr23" draw:text-style-name="P11" svg:width="0.085cm" svg:height="0.265cm" svg:x="-0.001cm" svg:y="0.021cm" svg:viewBox="0 0 86 266" svg:d="M55 0c-19 1-36 3-55 4 0 4 0 8 0 11 26 0 30 4 30 22 0 66 0 134 0 200 0 17-5 17-30 17 0 5 0 9 0 12 12-1 33-1 43-1s28 0 43 1c0-3 0-7 0-12-27 0-31 0-31-17 0-78 0-158 0-237z"><text:p/></draw:path><draw:path draw:style-name="gr24" draw:text-style-name="P11" svg:width="0.194cm" svg:height="0.17cm" svg:x="0.106cm" svg:y="0.118cm" svg:viewBox="0 0 195 171" svg:d="M30 37c0 35 0 69 0 104 0 18-4 18-30 18 0 3 0 7 0 12 13-1 33-1 44-1 10 0 30 0 43 1 0-5 0-9 0-12-25 0-30 0-30-18 0-24 0-47 0-71 0-40 28-61 52-61s28 21 28 43c0 29 0 59 0 89 0 18-4 18-29 18 0 3 0 7 0 12 13-1 33-1 43-1 11 0 30 0 44 1 0-5 0-9 0-12-20 0-30 0-31-13 0-24 0-48 0-72 0-34 0-45-12-60-5-6-18-14-40-14-28 0-47 17-57 41 0-13 0-28 0-41-19 1-36 3-55 4 0 5 0 8 0 13 27 0 30 2 30 20z"><text:p/></draw:path><draw:path draw:style-name="gr25" draw:text-style-name="P11" svg:width="0.088cm" svg:height="0.383cm" svg:x="0.347cm" svg:y="0cm" svg:viewBox="0 0 89 384" svg:d="M89 381c0-1 0-2-7-9-48-48-60-121-60-179 0-67 15-135 63-182 4-5 4-5 4-7 0-3-1-4-3-4-5 0-39 26-62 75-20 43-24 86-24 118 0 29 4 76 25 119 23 48 56 72 61 72 2 0 3-1 3-3z"><text:p/></draw:path><draw:path draw:style-name="gr26" draw:text-style-name="P11" svg:width="0.191cm" svg:height="0.174cm" svg:x="0.47cm" svg:y="0.118cm" svg:viewBox="0 0 192 175" svg:d="M118 54c2-10 11-45 38-45 2 0 11 0 19 4-10 2-19 12-19 21 0 7 5 13 16 13 8 0 20-6 20-22 0-19-23-25-36-25-22 0-36 21-41 30-9-26-30-30-41-30-40 0-62 50-62 59 0 4 3 4 4 4 4 0 5 0 6-4 12-41 38-50 52-50 6 0 21 3 21 25 0 12-7 38-21 93-7 23-20 39-38 39-2 0-11 0-18-5 8-1 17-10 17-21 0-10-9-13-14-13-11 0-21 10-21 23 0 17 19 25 36 25 26 0 40-27 41-30 4 15 19 30 42 30 39 0 61-51 61-59 0-5-3-5-4-5-3 0-4 2-6 5-12 41-38 50-51 50-15 0-21-12-21-25 0-9 2-18 6-34 5-18 9-35 14-53z"><text:p/></draw:path><draw:path draw:style-name="gr27" draw:text-style-name="P11" svg:width="0.089cm" svg:height="0.383cm" svg:x="0.701cm" svg:y="0cm" svg:viewBox="0 0 90 384" svg:d="M90 193c0-30-4-76-25-120-23-48-56-73-61-73-2 0-4 2-4 4s0 2 8 9c38 38 60 99 60 180 0 65-14 133-63 181-5 5-5 6-5 7 0 2 2 3 4 3 5 0 39-25 62-75 20-41 24-84 24-116z"><text:p/></draw:path><draw:path draw:style-name="gr28" draw:text-style-name="P11" svg:width="0.256cm" svg:height="0.089cm" svg:x="0.958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9" draw:text-style-name="P11" svg:width="0.085cm" svg:height="0.265cm" svg:x="1.356cm" svg:y="0.021cm" svg:viewBox="0 0 86 266" svg:d="M56 0c-19 1-37 3-56 4 0 4 0 8 0 11 27 0 31 4 31 22 0 66 0 134 0 200 0 17-5 17-31 17 0 5 0 9 0 12 13-1 33-1 43-1s28 0 43 1c0-3 0-7 0-12-26 0-30 0-30-17 0-78 0-158 0-237z"><text:p/></draw:path><draw:path draw:style-name="gr30" draw:text-style-name="P11" svg:width="0.171cm" svg:height="0.176cm" svg:x="1.462cm" svg:y="0.115cm" svg:viewBox="0 0 172 177" svg:d="M172 90c0-49-40-90-86-90-49 0-86 42-86 90 0 50 41 87 86 87 46 0 86-38 86-87zM86 167c-17 0-34-7-44-26-10-17-10-40-10-54 0-15 0-36 10-53s28-25 44-25 33 8 43 24c10 17 10 40 10 54s0 35-8 52c-9 17-25 28-45 28z"><text:p/></draw:path><draw:path draw:style-name="gr31" draw:text-style-name="P11" svg:width="0.175cm" svg:height="0.252cm" svg:x="1.655cm" svg:y="0.114cm" svg:viewBox="0 0 176 253" svg:d="M75 109c-34 0-34-39-34-48 0-10 1-22 6-32 4-5 12-16 28-16 33 0 33 39 33 48 0 11 0 23-6 33-3 4-12 15-27 15zM30 123c0-1 0-10 6-17 16 11 31 12 39 12 35 0 62-28 62-57 0-14-6-28-16-37 14-13 29-15 35-15 1 0 2 0 3 0-3 2-5 5-5 11s4 11 11 11c4 0 11-3 11-12 0-7-4-19-20-19-8 0-24 2-41 19-16-13-31-15-40-15-37 0-63 27-63 57 0 17 9 31 18 39-5 6-11 19-11 32 0 12 4 27 16 34-23 7-35 23-35 39 0 27 37 48 85 48 46 0 85-20 85-48 0-15-5-33-25-44s-43-11-66-11c-10 0-26 0-28 0-14-2-21-15-21-27zM86 244c-40 0-66-19-66-39 0-18 14-32 32-33 7 0 14 0 22 0 34 0 77 0 77 33 0 20-28 39-65 39z"><text:p/></draw:path><draw:path draw:style-name="gr32" draw:text-style-name="P11" svg:width="0.114cm" svg:height="0.121cm" svg:x="1.861cm" svg:y="0.263cm" svg:viewBox="0 0 115 122" svg:d="M42 57c7 0 29 0 44-5 20-7 24-20 24-28 0-15-15-24-34-24-32 0-76 25-76 72 0 26 16 50 48 50 47 0 67-26 67-31 0-1-2-4-4-4s-2 0-4 2c-21 26-53 26-58 26-16 0-27-12-27-34 0-3 0-8 3-24 6 0 11 0 17 0zM27 51c11-40 41-43 49-43 12 0 22 6 22 16 0 27-45 27-57 27-5 0-9 0-14 0z"><text:p/></draw:path><draw:path draw:style-name="gr33" draw:text-style-name="P11" svg:width="0.089cm" svg:height="0.383cm" svg:x="2.047cm" svg:y="0cm" svg:viewBox="0 0 90 384" svg:d="M90 381c0-1 0-2-6-9-49-48-62-121-62-179 0-67 15-135 63-182 5-5 5-5 5-7 0-3-2-4-4-4-4 0-39 26-62 75-20 43-24 86-24 118 0 29 4 76 25 119 23 48 57 72 61 72 2 0 4-1 4-3z"><text:p/></draw:path><draw:path draw:style-name="gr34" draw:text-style-name="P11" svg:width="0.191cm" svg:height="0.174cm" svg:x="2.17cm" svg:y="0.118cm" svg:viewBox="0 0 192 175" svg:d="M118 54c2-10 11-45 38-45 2 0 11 0 20 4-11 2-19 12-19 21 0 7 5 13 15 13 8 0 20-6 20-22 0-19-23-25-36-25-22 0-35 21-41 30-8-26-29-30-40-30-41 0-63 50-63 59 0 4 3 4 4 4 4 0 5 0 6-4 13-41 38-50 52-50 6 0 21 3 21 25 0 12-7 38-21 93-7 23-20 39-38 39-2 0-11 0-18-5 9-1 17-10 17-21 0-10-8-13-14-13-11 0-21 10-21 23 0 17 20 25 36 25 26 0 40-27 41-30 4 15 19 30 42 30 39 0 61-51 61-59 0-5-3-5-4-5-3 0-4 2-6 5-12 41-38 50-50 50-16 0-22-12-22-25 0-9 2-18 6-34 5-18 9-35 14-53z"><text:p/></draw:path><draw:path draw:style-name="gr35" draw:text-style-name="P11" svg:width="0.088cm" svg:height="0.383cm" svg:x="2.402cm" svg:y="0cm" svg:viewBox="0 0 89 384" svg:d="M89 193c0-30-4-76-25-120-23-48-56-73-61-73-2 0-3 2-3 4s0 2 7 9c38 38 60 99 60 180 0 65-14 133-63 181-4 5-4 6-4 7 0 2 1 3 3 3 5 0 39-25 62-75 20-41 24-84 24-116z"><text:p/></draw:path><draw:path draw:style-name="gr36" draw:text-style-name="P11" svg:width="0.04cm" svg:height="0.04cm" svg:x="2.564cm" svg:y="0.247cm" svg:viewBox="0 0 41 41" svg:d="M41 20c0-11-10-20-21-20s-20 9-20 20 9 21 20 21 21-10 21-21z"><text:p/></draw:path></draw:g></draw:g></text:span></text:p>
        </text:list-item>
        <text:list-item>
          <text:p text:style-name="P5"><text:span text:style-name="T3">(</text:span><text:span text:style-name="T8">3</text:span><text:span text:style-name="T5">0</text:span><text:span text:style-name="T3">%) </text:span><text:span text:style-name="T7">Compute the derivative </text:span><text:span text:style-name="T7"><draw:g text:anchor-type="as-char" svg:y="-0.289cm" draw:z-index="1" draw:name="形狀3" draw:style-name="gr37"><svg:title>TexMaths</svg:title><svg:desc>11§inline§f'(x)§svg§600§FALSE§</svg:desc><draw:g draw:style-name="gr2"><draw:path draw:style-name="gr38" draw:text-style-name="P10" svg:width="0.781cm" svg:height="0.346cm" svg:x="0.001cm" svg:y="0.02cm" svg:viewBox="0 0 782 347" svg:d="M392 347c-131 0-261 0-392 0 0-116 0-231 0-347 261 0 521 0 782 0 0 116 0 231 0 347-130 0-260 0-390 0z"><text:p/></draw:path><draw:path draw:style-name="gr39" draw:text-style-name="P11" svg:width="0.192cm" svg:height="0.349cm" svg:x="0.002cm" svg:y="0.02cm" svg:viewBox="0 0 193 350" svg:d="M121 118c11 0 22 0 33 0 8 0 12 0 12-8 0-4-4-4-11-4-11 0-21 0-32 0 3-16 6-30 8-44 2-8 8-36 10-40 3-8 10-13 18-13 2 0 12 0 20 6-18 3-21 16-21 21 0 9 6 15 14 15 10 0 21-9 21-23 0-19-18-28-34-28-14 0-38 8-49 45-2 9-3 12-13 61-9 0-18 0-26 0s-11 0-11 7c0 5 3 5 9 5 9 0 18 0 27 0-10 50-20 101-30 152-6 36-13 71-33 71-2 0-12 0-19-6 18-2 21-16 21-21 0-9-6-14-14-14-10 0-21 9-21 24 0 17 17 26 33 26 21 0 36-23 43-37 13-25 22-71 22-74 8-40 15-81 23-121z"><text:p/></draw:path><draw:path draw:style-name="gr39" draw:text-style-name="P11" svg:width="0.066cm" svg:height="0.139cm" svg:x="0.226cm" svg:y="0cm" svg:viewBox="0 0 67 140" svg:d="M65 24c2-5 2-7 2-9 0-8-7-15-15-15-11 0-15 9-16 13-12 39-23 77-35 117 0 1-1 2-1 4 0 4 8 6 10 6s2 0 4-5c17-37 34-73 51-111z"><text:p/></draw:path><draw:path draw:style-name="gr39" draw:text-style-name="P11" svg:width="0.088cm" svg:height="0.383cm" svg:x="0.359cm" svg:y="0.004cm" svg:viewBox="0 0 89 384" svg:d="M89 380c0-1 0-1-6-8-48-50-61-122-61-179 0-68 15-135 63-183 4-4 4-6 4-7 0-2-1-3-3-3-4 0-39 25-62 75-20 42-24 85-24 118 0 28 4 74 25 118 23 48 57 73 61 73 2 0 3-1 3-4z"><text:p/></draw:path><draw:path draw:style-name="gr39" draw:text-style-name="P11" svg:width="0.192cm" svg:height="0.173cm" svg:x="0.482cm" svg:y="0.122cm" svg:viewBox="0 0 193 174" svg:d="M118 54c2-11 11-46 38-46 2 0 11 0 19 5-11 2-19 11-19 21 0 6 5 13 16 13 9 0 21-6 21-22 0-21-23-25-37-25-22 0-36 20-40 29-10-26-30-29-42-29-40 0-62 50-62 58 0 5 3 5 5 5 3 0 4-1 5-5 13-40 39-50 52-50 6 0 21 3 21 26 0 12-7 38-21 91-7 25-20 40-38 40-2 0-11 0-18-4 10-3 17-10 17-21 0-10-7-13-14-13-11 0-21 9-21 22 0 17 19 25 36 25 26 0 40-27 41-29 5 13 19 29 42 29 40 0 62-50 62-60 0-3-4-3-5-3-4 0-4 1-5 5-13 40-39 49-52 49-14 0-21-12-21-25 0-8 2-17 7-34 4-18 9-36 13-52z"><text:p/></draw:path><draw:path draw:style-name="gr39" draw:text-style-name="P11" svg:width="0.089cm" svg:height="0.383cm" svg:x="0.713cm" svg:y="0.004cm" svg:viewBox="0 0 90 384" svg:d="M90 193c0-31-4-77-25-121-23-48-57-72-61-72-2 0-4 1-4 3 0 1 0 3 8 9 37 39 59 100 59 181 0 65-14 132-61 180-6 6-6 6-6 7 0 2 2 4 4 4 4 0 39-26 62-75 20-43 24-86 24-116z"><text:p/></draw:path></draw:g></draw:g></text:span><text:span text:style-name="T7"><text:s/>of the logistic sigmoid</text:span></text:p>
          <text:list>
            <text:list-item>
              <text:list>
                <text:list-item>
                  <text:list>
                    <text:list-header>
                      <text:p text:style-name="P4"><text:span text:style-name="T7"><text:s/></text:span><text:span text:style-name="T7"><draw:g text:anchor-type="as-char" svg:y="-0.513cm" draw:z-index="2" draw:name="形狀4" draw:style-name="gr37"><svg:title>TexMaths</svg:title><svg:desc>11§inline§\displaystyle{f(x) = \frac{1}{1+\exp(-x)}.}§svg§600§FALSE§</svg:desc><draw:g draw:style-name="gr2"><draw:path draw:style-name="gr38" draw:text-style-name="P10" svg:width="3.472cm" svg:height="0.838cm" svg:x="0.001cm" svg:y="0.02cm" svg:viewBox="0 0 3473 839" svg:d="M1737 839c-580 0-1158 0-1737 0 0-279 0-560 0-839 1157 0 2316 0 3473 0 0 279 0 560 0 839-579 0-1157 0-1736 0z"><text:p/></draw:path><draw:path draw:style-name="gr39" draw:text-style-name="P11" svg:width="0.191cm" svg:height="0.35cm" svg:x="0.002cm" svg:y="0.246cm" svg:viewBox="0 0 192 351" svg:d="M121 118c11 0 22 0 33 0 8 0 12 0 12-8 0-4-4-4-11-4-11 0-21 0-32 0 4-15 6-30 9-44 1-8 7-36 9-40 3-8 10-13 19-13 1 0 11 0 18 6-17 1-21 16-21 21 0 9 7 13 15 13 9 0 20-8 20-23 0-17-17-26-32-26-14 0-38 7-50 45-2 8-3 12-13 61-9 0-18 0-27 0-7 0-11 0-11 7 0 5 4 5 10 5 9 0 18 0 27 0-10 50-20 101-30 152-7 38-13 73-33 73-2 0-11 0-19-8 18-1 21-14 21-21 0-8-6-13-14-13-10 0-21 9-21 23 0 18 16 27 33 27 21 0 36-22 43-38 13-24 22-70 22-73 8-41 15-82 23-122z"><text:p/></draw:path><draw:path draw:style-name="gr39" draw:text-style-name="P11" svg:width="0.088cm" svg:height="0.385cm" svg:x="0.251cm" svg:y="0.23cm" svg:viewBox="0 0 89 386" svg:d="M89 383c0-2 0-3-7-9-48-49-60-122-60-181 0-67 15-135 63-182 4-6 4-6 4-7 0-3-1-4-3-4-5 0-39 26-62 76-20 42-24 85-24 117 0 30 4 76 25 120 23 48 56 73 61 73 2 0 3-1 3-3z"><text:p/></draw:path><draw:path draw:style-name="gr39" draw:text-style-name="P11" svg:width="0.191cm" svg:height="0.174cm" svg:x="0.374cm" svg:y="0.348cm" svg:viewBox="0 0 192 175" svg:d="M118 54c2-10 11-45 38-45 2 0 11 0 19 5-10 1-18 11-18 20 0 7 4 14 15 14 8 0 20-7 20-23 0-20-23-25-36-25-22 0-35 21-41 30-8-26-29-30-41-30-40 0-62 49-62 59 0 5 3 5 5 5 3 0 4-1 5-5 13-40 39-50 52-50 6 0 21 3 21 25 0 12-7 39-21 92-7 25-20 40-38 40-2 0-11 0-18-4 8-3 17-10 17-21s-9-13-14-13c-11 0-21 9-21 22 0 17 19 25 36 25 26 0 40-27 41-29 4 15 19 29 42 29 39 0 61-50 61-60 0-3-3-3-4-3-3 0-4 1-6 5-12 40-38 49-51 49-14 0-21-12-21-25 0-8 2-17 7-34 4-18 8-36 13-53z"><text:p/></draw:path><draw:path draw:style-name="gr39" draw:text-style-name="P11" svg:width="0.088cm" svg:height="0.385cm" svg:x="0.606cm" svg:y="0.23cm" svg:viewBox="0 0 89 386" svg:d="M89 193c0-30-4-76-25-120-23-48-56-73-61-73-2 0-3 2-3 4 0 1 0 1 7 9 38 38 60 99 60 180 0 66-14 134-63 183-4 4-4 5-4 7s1 3 3 3c5 0 39-27 62-75 20-43 24-86 24-118z"><text:p/></draw:path><draw:path draw:style-name="gr39" draw:text-style-name="P11" svg:width="0.256cm" svg:height="0.089cm" svg:x="0.862cm" svg:y="0.378cm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9" draw:text-style-name="P11" svg:width="0.127cm" svg:height="0.256cm" svg:x="2.272cm" svg:y="0cm" svg:viewBox="0 0 128 257" svg:d="M79 10c0-9 0-10-9-10-24 25-58 25-70 25 0 5 0 8 0 12 8 0 31 0 51-11 0 67 0 133 0 200 0 15-2 19-37 19-4 0-7 0-12 0 0 3 0 8 0 12 13-1 47-1 63-1 15 0 49 0 63 1 0-4 0-9 0-12-5 0-8 0-13 0-35 0-36-4-36-19 0-72 0-144 0-216z"><text:p/></draw:path><draw:path draw:style-name="gr39" draw:text-style-name="P11" svg:width="2.076cm" svg:height="0.014cm" svg:x="1.296cm" svg:y="0.415cm" svg:viewBox="0 0 2077 15" svg:d="M1038 15c-346 0-691 0-1038 0 0-5 0-10 0-15 692 0 1385 0 2077 0 0 5 0 10 0 15-346 0-692 0-1039 0z"><text:p/></draw:path><draw:path draw:style-name="gr39" draw:text-style-name="P11" svg:width="0.127cm" svg:height="0.256cm" svg:x="1.33cm" svg:y="0.525cm" svg:viewBox="0 0 128 257" svg:d="M79 10c0-9 0-10-9-10-24 25-58 25-70 25 0 5 0 8 0 12 8 0 31 0 51-10 0 66 0 132 0 199 0 15-2 19-37 19-4 0-7 0-12 0 0 3 0 8 0 12 13-1 48-1 63-1s49 0 63 1c0-4 0-9 0-12-5 0-8 0-12 0-36 0-37-4-37-19 0-72 0-144 0-216z"><text:p/></draw:path><draw:path draw:style-name="gr39" draw:text-style-name="P11" svg:width="0.256cm" svg:height="0.256cm" svg:x="1.596cm" svg:y="0.557cm" svg:viewBox="0 0 257 257" svg:d="M136 136c37 0 72 0 108 0 6 0 13 0 13-7 0-8-7-8-13-8-36 0-71 0-108 0 0-36 0-72 0-108 0-5 0-13-7-13-8 0-8 8-8 13 0 36 0 72 0 108-36 0-72 0-108 0-5 0-13 0-13 8 0 7 8 7 13 7 36 0 72 0 108 0 0 37 0 73 0 109 0 6 0 12 8 12 7 0 7-6 7-12 0-36 0-72 0-109z"><text:p/></draw:path><draw:path draw:style-name="gr39" draw:text-style-name="P11" svg:width="0.149cm" svg:height="0.176cm" svg:x="1.971cm" svg:y="0.61cm" svg:viewBox="0 0 150 177" svg:d="M32 76c2-58 35-67 48-67 40 0 44 51 44 67-31 0-61 0-92 0zM32 84c36 0 71 0 108 0 9 0 10 0 10-8 0-39-21-76-70-76-45 0-80 40-80 88 0 52 41 89 85 89 47 0 65-43 65-51 0-3-4-4-6-4-3 0-4 2-4 6-15 39-49 39-53 39-19 0-34-11-44-25-11-19-11-44-11-58z"><text:p/></draw:path><draw:path draw:style-name="gr39" draw:text-style-name="P11" svg:width="0.194cm" svg:height="0.165cm" svg:x="2.136cm" svg:y="0.616cm" svg:viewBox="0 0 195 166" svg:d="M107 76c11-16 26-34 35-44 12-14 29-20 46-20 0-4 0-8 0-12-10 1-22 1-32 1-11 0-32-1-36-1 0 4 0 8 0 12 8 0 11 6 11 12s-5 11-7 13c-7 10-15 20-23 30-10-13-21-25-31-38-3-5-3-5-3-8 0-6 6-9 13-9 0-4 0-8 0-12-10 0-35 1-42 1s-25 0-36-1c0 4 0 8 0 12 28 0 28 0 46 23 13 17 26 33 38 50-12 15-24 30-37 46-18 22-40 23-49 23 0 3 0 8 0 12 10-1 22-1 32-1 12 0 27 1 37 1 0-4 0-9 0-12-9-1-11-6-11-12 0-8 11-21 34-49 10 14 20 26 30 39 3 4 8 10 8 12 0 4-3 10-13 10 0 3 0 8 0 12 11 0 33-1 41-1 10 0 26 0 37 1 0-4 0-9 0-12-21 0-28-1-37-12-17-22-34-44-51-66z"><text:p/></draw:path><draw:path draw:style-name="gr39" draw:text-style-name="P11" svg:width="0.19cm" svg:height="0.244cm" svg:x="2.346cm" svg:y="0.611cm" svg:viewBox="0 0 191 245" svg:d="M56 25c0-9 0-16 0-25-19 1-37 3-56 4 0 5 0 8 0 12 28 0 31 3 31 19 0 61 0 120 0 180 0 18-5 18-31 18 0 3 0 8 0 12 13 0 34-1 44-1s30 1 43 1c0-4 0-9 0-12-25 0-30 0-30-18 0-22 0-42 0-63 0-1 0-4 0-5 2 7 19 28 48 28 46 0 86-38 86-88 0-49-37-87-81-87-30 0-46 16-54 25zM57 126c0-28 0-57 0-85 11-20 30-31 50-31 28 0 51 34 51 77 0 47-26 79-55 79-15 0-30-8-40-23-6-9-6-9-6-17z"><text:p/></draw:path><draw:path draw:style-name="gr39" draw:text-style-name="P11" svg:width="0.088cm" svg:height="0.385cm" svg:x="2.589cm" svg:y="0.492cm" svg:viewBox="0 0 89 386" svg:d="M89 381c0-1 0-1-7-7-48-50-60-122-60-182 0-67 14-134 62-182 5-5 5-6 5-7 0-2-1-3-3-3-5 0-40 26-62 75-20 43-24 86-24 117s3 77 25 121c23 48 56 73 61 73 2 0 3-1 3-5z"><text:p/></draw:path><draw:path draw:style-name="gr39" draw:text-style-name="P11" svg:width="0.234cm" svg:height="0.014cm" svg:x="2.734cm" svg:y="0.678cm" svg:viewBox="0 0 235 15" svg:d="M222 15c7 0 13 0 13-7 0-8-6-8-13-8-69 0-140 0-209 0-6 0-13 0-13 8 0 7 7 7 13 7 69 0 140 0 209 0z"><text:p/></draw:path><draw:path draw:style-name="gr39" draw:text-style-name="P11" svg:width="0.191cm" svg:height="0.174cm" svg:x="3.013cm" svg:y="0.611cm" svg:viewBox="0 0 192 175" svg:d="M118 54c2-10 11-45 38-45 2 0 11 0 19 4-10 2-18 12-18 21 0 7 4 13 15 13 8 0 20-6 20-22 0-20-23-25-36-25-22 0-35 21-40 30-9-27-30-30-42-30-40 0-62 49-62 59 0 4 3 4 4 4 4 0 5 0 6-4 13-41 39-50 52-50 6 0 21 3 21 25 0 12-7 39-21 92-7 24-20 40-38 40-2 0-11 0-18-4 8-3 17-10 17-21s-9-15-14-15c-11 0-21 11-21 24 0 17 19 25 36 25 26 0 40-28 41-30 4 14 19 30 42 30 39 0 61-50 61-60 0-4-3-4-4-4-3 0-4 2-6 4-12 42-38 51-51 51-15 0-21-12-21-25 0-9 2-17 7-34 4-18 8-36 13-53z"><text:p/></draw:path><draw:path draw:style-name="gr39" draw:text-style-name="P11" svg:width="0.088cm" svg:height="0.385cm" svg:x="3.245cm" svg:y="0.492cm" svg:viewBox="0 0 89 386" svg:d="M89 192c0-29-4-77-25-119-23-48-56-73-61-73-2 0-3 1-3 3 0 1 0 2 7 9 38 39 60 100 60 180 0 66-14 135-63 183-4 5-4 5-4 6 0 3 1 5 3 5 5 0 39-27 62-76 20-42 24-85 24-118z"><text:p/></draw:path><draw:path draw:style-name="gr39" draw:text-style-name="P11" svg:width="0.04cm" svg:height="0.04cm" svg:x="3.453cm" svg:y="0.476cm" svg:viewBox="0 0 41 41" svg:d="M41 21c0-11-10-21-21-21s-20 10-20 21 9 20 20 20 21-9 21-20z"><text:p/></draw:path></draw:g></draw:g></text:span><text:span text:style-name="T4"><text:s/></text:span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5"><text:span text:style-name="T3">(</text:span><text:span text:style-name="T8">3</text:span><text:span text:style-name="T5">0</text:span><text:span text:style-name="T3">%) </text:span><text:span text:style-name="T7">Compute the derivative </text:span><text:span text:style-name="T7"><draw:g text:anchor-type="as-char" svg:y="-0.289cm" draw:z-index="3" draw:name="形狀5" draw:style-name="gr37"><svg:title>TexMaths</svg:title><svg:desc>11§inline§f'(x)§svg§600§FALSE§</svg:desc><draw:g draw:style-name="gr2"><draw:path draw:style-name="gr38" draw:text-style-name="P10" svg:width="0.781cm" svg:height="0.346cm" svg:x="0.001cm" svg:y="0.02cm" svg:viewBox="0 0 782 347" svg:d="M392 347c-131 0-261 0-392 0 0-116 0-231 0-347 261 0 521 0 782 0 0 116 0 231 0 347-130 0-260 0-390 0z"><text:p/></draw:path><draw:path draw:style-name="gr39" draw:text-style-name="P11" svg:width="0.192cm" svg:height="0.349cm" svg:x="0.002cm" svg:y="0.02cm" svg:viewBox="0 0 193 350" svg:d="M121 118c11 0 22 0 33 0 8 0 12 0 12-8 0-4-4-4-11-4-11 0-21 0-32 0 3-16 6-30 8-44 2-8 8-36 10-40 3-8 10-13 18-13 2 0 12 0 20 6-18 3-21 16-21 21 0 9 6 15 14 15 10 0 21-9 21-23 0-19-18-28-34-28-14 0-38 8-49 45-2 9-3 12-13 61-9 0-18 0-26 0s-11 0-11 7c0 5 3 5 9 5 9 0 18 0 27 0-10 50-20 101-30 152-6 36-13 71-33 71-2 0-12 0-19-6 18-2 21-16 21-21 0-9-6-14-14-14-10 0-21 9-21 24 0 17 17 26 33 26 21 0 36-23 43-37 13-25 22-71 22-74 8-40 15-81 23-121z"><text:p/></draw:path><draw:path draw:style-name="gr39" draw:text-style-name="P11" svg:width="0.066cm" svg:height="0.139cm" svg:x="0.226cm" svg:y="0cm" svg:viewBox="0 0 67 140" svg:d="M65 24c2-5 2-7 2-9 0-8-7-15-15-15-11 0-15 9-16 13-12 39-23 77-35 117 0 1-1 2-1 4 0 4 8 6 10 6s2 0 4-5c17-37 34-73 51-111z"><text:p/></draw:path><draw:path draw:style-name="gr39" draw:text-style-name="P11" svg:width="0.088cm" svg:height="0.383cm" svg:x="0.359cm" svg:y="0.004cm" svg:viewBox="0 0 89 384" svg:d="M89 380c0-1 0-1-6-8-48-50-61-122-61-179 0-68 15-135 63-183 4-4 4-6 4-7 0-2-1-3-3-3-4 0-39 25-62 75-20 42-24 85-24 118 0 28 4 74 25 118 23 48 57 73 61 73 2 0 3-1 3-4z"><text:p/></draw:path><draw:path draw:style-name="gr39" draw:text-style-name="P11" svg:width="0.192cm" svg:height="0.173cm" svg:x="0.482cm" svg:y="0.122cm" svg:viewBox="0 0 193 174" svg:d="M118 54c2-11 11-46 38-46 2 0 11 0 19 5-11 2-19 11-19 21 0 6 5 13 16 13 9 0 21-6 21-22 0-21-23-25-37-25-22 0-36 20-40 29-10-26-30-29-42-29-40 0-62 50-62 58 0 5 3 5 5 5 3 0 4-1 5-5 13-40 39-50 52-50 6 0 21 3 21 26 0 12-7 38-21 91-7 25-20 40-38 40-2 0-11 0-18-4 10-3 17-10 17-21 0-10-7-13-14-13-11 0-21 9-21 22 0 17 19 25 36 25 26 0 40-27 41-29 5 13 19 29 42 29 40 0 62-50 62-60 0-3-4-3-5-3-4 0-4 1-5 5-13 40-39 49-52 49-14 0-21-12-21-25 0-8 2-17 7-34 4-18 9-36 13-52z"><text:p/></draw:path><draw:path draw:style-name="gr39" draw:text-style-name="P11" svg:width="0.089cm" svg:height="0.383cm" svg:x="0.713cm" svg:y="0.004cm" svg:viewBox="0 0 90 384" svg:d="M90 193c0-31-4-77-25-121-23-48-57-72-61-72-2 0-4 1-4 3 0 1 0 3 8 9 37 39 59 100 59 181 0 65-14 132-61 180-6 6-6 6-6 7 0 2 2 4 4 4 4 0 39-26 62-75 20-43 24-86 24-116z"><text:p/></draw:path></draw:g></draw:g></text:span><text:span text:style-name="T7"><text:s/>of the function</text:span></text:p>
          <text:list>
            <text:list-item>
              <text:list>
                <text:list-item>
                  <text:list>
                    <text:list-header>
                      <text:p text:style-name="P7"><text:span text:style-name="T7"><text:s/></text:span><text:span text:style-name="T7"><draw:g text:anchor-type="as-char" svg:y="-0.559cm" draw:z-index="4" draw:name="形狀6" draw:style-name="gr37"><svg:title>TexMaths</svg:title><svg:desc>11§inline§\displaystyle{f(x) = \exp\left(-\frac{1}{2\sigma^2}(x-\mu)^2\right)},§svg§600§FALSE§</svg:desc><draw:g draw:style-name="gr2"><draw:path draw:style-name="gr38" draw:text-style-name="P10" svg:width="4.922cm" svg:height="0.884cm" svg:x="0.001cm" svg:y="0.021cm" svg:viewBox="0 0 4923 885" svg:d="M2462 885c-821 0-1642 0-2462 0 0-295 0-589 0-885 1641 0 3283 0 4923 0 0 296 0 590 0 885-820 0-1640 0-2461 0z"><text:p/></draw:path><draw:path draw:style-name="gr39" draw:text-style-name="P11" svg:width="0.191cm" svg:height="0.349cm" svg:x="0.002cm" svg:y="0.29cm" svg:viewBox="0 0 192 350" svg:d="M121 118c11 0 22 0 33 0 8 0 12 0 12-8 0-5-4-5-11-5-11 0-21 0-32 0 3-14 6-29 9-43 1-8 7-36 9-40 3-8 10-13 18-13 2 0 11 0 19 6-17 1-21 16-21 21 0 9 7 13 15 13 9 0 20-8 20-23 0-17-17-26-33-26-13 0-37 7-49 45-2 8-3 12-13 60-9 0-18 0-27 0-7 0-11 0-11 8 0 5 4 5 10 5 9 0 18 0 27 0-10 50-20 101-30 152-7 38-13 73-33 73-2 0-11 0-19-8 18-1 21-14 21-21 0-9-6-13-14-13-10 0-21 9-21 23 0 18 16 26 33 26 21 0 36-22 43-37 13-24 22-70 22-74 8-40 15-81 23-121z"><text:p/></draw:path><draw:path draw:style-name="gr39" draw:text-style-name="P11" svg:width="0.088cm" svg:height="0.385cm" svg:x="0.251cm" svg:y="0.272cm" svg:viewBox="0 0 89 386" svg:d="M89 382c0-1 0-2-7-8-48-49-60-122-60-181 0-67 15-135 63-182 4-6 4-6 4-7 0-3-1-4-3-4-5 0-39 26-62 76-20 42-24 84-24 117 0 30 4 77 25 120 23 47 56 73 61 73 2 0 3-2 3-4z"><text:p/></draw:path><draw:path draw:style-name="gr39" draw:text-style-name="P11" svg:width="0.191cm" svg:height="0.174cm" svg:x="0.374cm" svg:y="0.39cm" svg:viewBox="0 0 192 175" svg:d="M118 54c2-10 11-45 38-45 2 0 11 0 19 5-10 1-18 11-18 21 0 6 4 13 15 13 8 0 20-7 20-23 0-20-23-25-36-25-22 0-35 21-41 30-8-26-29-30-41-30-40 0-62 51-62 59 0 5 3 5 4 5 4 0 5-1 6-5 13-40 38-50 52-50 6 0 21 3 21 26 0 11-7 38-21 91-7 24-20 41-38 41-2 0-11 0-18-6 8-2 17-9 17-20 0-10-9-14-14-14-11 0-21 10-21 22 0 18 19 26 36 26 26 0 40-27 41-29 4 14 19 29 42 29 39 0 61-50 61-60 0-3-3-3-4-3-3 0-4 1-6 4-12 41-38 51-51 51-15 0-21-13-21-26 0-8 2-17 6-33 5-18 9-37 14-54z"><text:p/></draw:path><draw:path draw:style-name="gr39" draw:text-style-name="P11" svg:width="0.088cm" svg:height="0.385cm" svg:x="0.606cm" svg:y="0.272cm" svg:viewBox="0 0 89 386" svg:d="M89 193c0-30-4-77-25-120-23-48-56-73-61-73-2 0-3 1-3 4 0 1 0 1 7 9 38 38 60 99 60 180 0 66-14 134-63 183-4 4-4 5-4 6 0 2 1 4 3 4 5 0 39-27 62-75 20-43 24-86 24-118z"><text:p/></draw:path><draw:path draw:style-name="gr39" draw:text-style-name="P11" svg:width="0.256cm" svg:height="0.089cm" svg:x="0.862cm" svg:y="0.4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9" draw:text-style-name="P11" svg:width="0.149cm" svg:height="0.176cm" svg:x="1.259cm" svg:y="0.388cm" svg:viewBox="0 0 150 177" svg:d="M33 76c2-57 35-67 48-67 40 0 43 51 43 67-31 0-60 0-91 0zM33 83c36 0 71 0 108 0 7 0 9 0 9-7 0-39-21-76-69-76-45 0-81 40-81 88 0 52 41 89 86 89 47 0 64-43 64-50 0-4-3-5-5-5-3 0-4 3-5 5-14 41-49 41-52 41-20 0-35-12-44-26-11-19-11-44-11-59z"><text:p/></draw:path><draw:path draw:style-name="gr39" draw:text-style-name="P11" svg:width="0.194cm" svg:height="0.165cm" svg:x="1.425cm" svg:y="0.395cm" svg:viewBox="0 0 195 166" svg:d="M107 76c11-14 26-34 35-44 12-13 27-20 46-20 0-4 0-8 0-12-10 1-22 1-32 1-12 0-32-1-37-1 0 4 0 8 0 12 9 1 11 6 11 12 0 7-4 11-6 13-7 10-16 21-24 31-10-13-20-26-30-39-3-4-3-5-3-7 0-6 6-10 13-10 0-4 0-8 0-12-10 0-35 1-42 1s-26 0-36-1c0 4 0 8 0 12 27 0 28 0 45 23 13 17 26 34 39 51-12 15-24 30-37 46-18 22-41 23-49 23 0 3 0 6 0 11 10 0 22-1 32-1 11 0 27 1 37 1 0-5 0-8 0-11-9-1-12-7-12-12 0-9 12-22 35-50 10 14 20 26 30 39 3 4 8 11 8 13 0 3-4 9-15 10 0 3 0 6 0 11 13 0 35-1 42-1 11 0 27 1 38 1 0-5 0-8 0-11-21 0-28-1-37-12-17-22-34-45-51-67z"><text:p/></draw:path><draw:path draw:style-name="gr39" draw:text-style-name="P11" svg:width="0.189cm" svg:height="0.245cm" svg:x="1.635cm" svg:y="0.39cm" svg:viewBox="0 0 190 246" svg:d="M56 25c0-9 0-16 0-25-19 1-37 3-56 4 0 5 0 8 0 12 27 0 30 3 30 20 0 61 0 120 0 180 0 18-4 18-30 18 0 3 0 8 0 12 13-1 33-1 43-1 11 0 31 0 44 1 0-4 0-9 0-12-25 0-30 0-30-18 0-22 0-44 0-64 0-2 0-3 0-4 1 6 18 27 47 27 47 0 86-38 86-87 0-50-37-88-80-88-31 0-46 18-54 25zM57 126c0-28 0-57 0-85 11-20 30-31 50-31 28 0 51 34 51 78 0 46-26 79-55 79-16 0-30-8-40-24-6-8-6-9-6-17z"><text:p/></draw:path><draw:path draw:style-name="gr39" draw:text-style-name="P11" svg:width="0.189cm" svg:height="0.924cm" svg:x="1.984cm" svg:y="0.001cm" svg:viewBox="0 0 190 925" svg:d="M190 921c0-2-1-3-1-4-14-14-41-39-67-81-62-100-90-225-90-372 0-105 14-239 78-353 31-55 62-87 79-103 2-3 1-3 1-4 0-4-3-4-7-4-6 0-7 0-13 5-129 119-170 295-170 457 0 151 35 304 133 419 8 10 22 25 39 40 4 4 5 4 11 4 4 0 7 0 7-4z"><text:p/></draw:path><draw:path draw:style-name="gr39" draw:text-style-name="P11" svg:width="0.234cm" svg:height="0.014cm" svg:x="2.22cm" svg:y="0.457cm" svg:viewBox="0 0 235 15" svg:d="M222 15c7 0 13 0 13-7 0-8-6-8-13-8-69 0-140 0-209 0-6 0-13 0-13 8 0 7 7 7 13 7 69 0 140 0 209 0z"><text:p/></draw:path><draw:path draw:style-name="gr39" draw:text-style-name="P11" svg:width="0.127cm" svg:height="0.256cm" svg:x="2.772cm" svg:y="0.044cm" svg:viewBox="0 0 128 257" svg:d="M79 10c0-9 0-10-9-10-24 24-58 24-70 24 0 5 0 8 0 12 8 0 31 0 51-10 0 67 0 133 0 200 0 15-2 19-37 19-4 0-7 0-12 0 0 3 0 8 0 12 13-1 47-1 63-1 15 0 49 0 63 1 0-4 0-9 0-12-5 0-8 0-13 0-35 0-36-4-36-19 0-72 0-144 0-216z"><text:p/></draw:path><draw:path draw:style-name="gr39" draw:text-style-name="P11" svg:width="0.601cm" svg:height="0.014cm" svg:x="2.534cm" svg:y="0.457cm" svg:viewBox="0 0 602 15" svg:d="M300 15c-100 0-200 0-300 0 0-5 0-10 0-15 200 0 401 0 602 0 0 5 0 10 0 15-101 0-202 0-302 0z"><text:p/></draw:path><draw:path draw:style-name="gr39" draw:text-style-name="P11" svg:width="0.153cm" svg:height="0.256cm" svg:x="2.554cm" svg:y="0.567cm" svg:viewBox="0 0 154 257" svg:d="M30 227c13-13 27-26 40-39 61-53 84-74 84-112 0-44-35-76-83-76-42 0-71 36-71 70 0 22 19 22 20 22 6 0 21-4 21-21 0-9-8-19-21-19-4 0-5 0-6 0 9-26 30-40 53-40 35 0 52 32 52 64 0 31-20 60-41 84-24 28-49 55-74 83-4 4-4 5-4 14 47 0 96 0 143 0 3-23 8-45 11-67-3 0-7 0-10 0-2 12-4 29-9 35-2 2-27 2-36 2-23 0-46 0-69 0z"><text:p/></draw:path><draw:path draw:style-name="gr39" draw:text-style-name="P11" svg:width="0.204cm" svg:height="0.169cm" svg:x="2.742cm" svg:y="0.658cm" svg:viewBox="0 0 205 170" svg:d="M186 22c4 0 19 0 19-13 0-9-8-9-16-9-30 0-58 0-88 0-58 0-101 64-101 110 0 34 23 60 58 60 45 0 97-46 97-105 0-7 0-25-12-43 14 0 29 0 43 0zM58 163c-18 0-34-15-34-42 0-12 5-44 18-66 16-28 39-33 53-33 33 0 36 26 36 37 0 19-8 51-21 71-15 22-36 33-52 33z"><text:p/></draw:path><draw:path draw:style-name="gr39" draw:text-style-name="P11" svg:width="0.118cm" svg:height="0.178cm" svg:x="2.979cm" svg:y="0.534cm" svg:viewBox="0 0 119 179" svg:d="M119 130c-4 0-6 0-9 0-1 6-3 22-7 25-2 1-23 1-27 1-17 0-33 0-50 0 29-25 38-33 54-45 20-17 39-33 39-58 0-33-29-53-63-53s-56 23-56 48c0 14 11 15 14 15 7 0 15-5 15-15 0-4-3-14-17-14 9-19 28-24 40-24 27 0 40 21 40 43 0 23-16 41-25 51-22 21-43 43-65 64-2 3-2 3-2 11 37 0 74 0 111 0 2-16 6-33 8-49z"><text:p/></draw:path><draw:path draw:style-name="gr39" draw:text-style-name="P11" svg:width="0.088cm" svg:height="0.385cm" svg:x="3.22cm" svg:y="0.272cm" svg:viewBox="0 0 89 386" svg:d="M89 382c0-1 0-2-7-8-48-49-60-122-60-181 0-67 14-135 63-182 4-6 4-6 4-7 0-3-1-4-3-4-5 0-39 26-62 76-20 42-24 84-24 117 0 30 4 77 25 120 23 47 56 73 61 73 2 0 3-2 3-4z"><text:p/></draw:path><draw:path draw:style-name="gr39" draw:text-style-name="P11" svg:width="0.191cm" svg:height="0.174cm" svg:x="3.343cm" svg:y="0.39cm" svg:viewBox="0 0 192 175" svg:d="M118 54c2-10 11-45 38-45 1 0 11 0 19 5-11 1-19 11-19 21 0 6 5 13 16 13 8 0 20-7 20-23 0-20-23-25-36-25-22 0-36 21-41 30-9-26-30-30-41-30-40 0-62 51-62 59 0 5 3 5 4 5 4 0 5-1 5-5 13-40 39-50 53-50 6 0 19 3 19 26 0 11-5 38-19 91-7 24-20 41-38 41-2 0-11 0-18-6 8-2 17-9 17-20 0-10-9-14-14-14-11 0-21 10-21 22 0 18 19 26 36 26 26 0 40-27 41-29 4 14 19 29 42 29 39 0 61-50 61-60 0-3-3-3-4-3-4 0-4 1-6 4-13 41-38 51-51 51-15 0-21-13-21-26 0-8 2-17 6-33 5-18 9-37 14-54z"><text:p/></draw:path><draw:path draw:style-name="gr39" draw:text-style-name="P11" svg:width="0.234cm" svg:height="0.014cm" svg:x="3.671cm" svg:y="0.457cm" svg:viewBox="0 0 235 15" svg:d="M222 15c7 0 13 0 13-7 0-8-6-8-13-8-69 0-140 0-209 0-6 0-13 0-13 8 0 7 7 7 13 7 69 0 140 0 209 0z"><text:p/></draw:path><draw:path draw:style-name="gr39" draw:text-style-name="P11" svg:width="0.209cm" svg:height="0.253cm" svg:x="4.036cm" svg:y="0.39cm" svg:viewBox="0 0 210 254" svg:d="M78 35c2-8 6-23 6-24 0-7-5-11-11-11-2 0-13 1-16 14-19 75-37 149-56 223-1 5-1 6-1 7 0 5 4 10 11 10 9 0 13-7 14-8 1-3 6-23 21-83 12 11 30 12 38 12 27 0 41-17 51-28 4 18 18 28 34 28 15 0 23-9 29-21 7-14 12-38 12-39 0-3-3-3-4-3-5 0-5 1-6 7-6 25-14 48-30 48-11 0-12-11-12-19 0-7 6-26 8-39 3-15 8-28 11-42 1-5 6-21 7-26 2-9 6-23 6-26 0-7-5-11-12-11-1 0-12 0-14 14-7 24-12 48-19 72-4 20-9 35-10 40 0 2-18 37-50 37-19 0-29-13-29-34 0-11 3-22 6-33 5-22 11-43 16-65z"><text:p/></draw:path><draw:path draw:style-name="gr39" draw:text-style-name="P11" svg:width="0.088cm" svg:height="0.385cm" svg:x="4.28cm" svg:y="0.272cm" svg:viewBox="0 0 89 386" svg:d="M89 193c0-30-4-77-25-120-23-48-56-73-61-73-2 0-3 1-3 4 0 1 0 1 7 9 38 38 60 99 60 180 0 66-14 134-63 183-4 4-4 5-4 6 0 2 1 4 3 4 5 0 39-27 62-75 20-43 24-86 24-118z"><text:p/></draw:path><draw:path draw:style-name="gr39" draw:text-style-name="P11" svg:width="0.118cm" svg:height="0.178cm" svg:x="4.425cm" svg:y="0.222cm" svg:viewBox="0 0 119 179" svg:d="M119 131c-4 0-6 0-9 0-1 5-3 22-7 24-2 2-23 2-27 2-17 0-33 0-50 0 29-25 38-33 54-46 20-15 39-32 39-58 0-33-29-53-63-53s-56 24-56 48c0 15 11 16 14 16 7 0 15-5 15-15 0-4-3-14-17-14 9-20 28-25 40-25 27 0 41 21 41 43 0 24-17 43-26 51-22 22-43 43-65 65-2 2-2 3-2 10 37 0 74 0 111 0 2-16 6-32 8-48z"><text:p/></draw:path><draw:path draw:style-name="gr39" draw:text-style-name="P11" svg:width="0.189cm" svg:height="0.924cm" svg:x="4.595cm" svg:y="0.001cm" svg:viewBox="0 0 190 925" svg:d="M190 464c0-152-35-305-133-420-8-10-22-25-38-40-5-4-6-4-11-4s-8 0-8 4c0 1 1 3 2 4 14 14 40 39 66 81 62 100 90 225 90 373 0 104-14 238-78 352-31 55-62 87-78 103-1 1-2 2-2 4 0 4 3 4 8 4s6 0 12-6c130-118 170-294 170-455z"><text:p/></draw:path><draw:path draw:style-name="gr39" draw:text-style-name="P11" svg:width="0.044cm" svg:height="0.114cm" svg:x="4.899cm" svg:y="0.519cm" svg:viewBox="0 0 45 115" svg:d="M45 41c0-26-10-41-25-41-12 0-20 10-20 21 0 10 8 20 20 20 5 0 10-1 14-5 1-1 1-1 1-1 1 0 1 0 1 6 0 28-13 51-26 64-5 5-5 5-5 6 0 3 3 4 5 4 4 0 35-29 35-74z"><text:p/></draw:path></draw:g></draw:g></text:span></text:p>
                    </text:list-header>
                  </text:list>
                </text:list-item>
              </text:list>
            </text:list-item>
          </text:list>
          <text:p text:style-name="P8"><text:span text:style-name="T7">w</text:span><text:span text:style-name="T6">here </text:span><text:span text:style-name="T6"><draw:g text:anchor-type="as-char" svg:y="-0.27cm" draw:z-index="5" draw:name="形狀7" draw:style-name="gr37"><svg:title>TexMaths</svg:title><svg:desc>11§inline§\mu, \sigma\in\mathbb{R}§svg§600§FALSE§</svg:desc><draw:g draw:style-name="gr2"><draw:path draw:style-name="gr38" draw:text-style-name="P10" svg:width="1.343cm" svg:height="0.306cm" svg:x="0.009cm" svg:y="0.019cm" svg:viewBox="0 0 1344 307" svg:d="M672 307c-224 0-447 0-672 0 0-102 0-205 0-307 448 0 896 0 1344 0 0 102 0 205 0 307-224 0-448 0-672 0z"><text:p/></draw:path><draw:path draw:style-name="gr39" draw:text-style-name="P11" svg:width="0.208cm" svg:height="0.252cm" svg:x="0.001cm" svg:y="0.093cm" svg:viewBox="0 0 209 253" svg:d="M77 35c2-7 7-22 7-24 0-7-6-11-12-11-2 0-11 1-16 14-19 74-36 149-55 223-1 4-1 4-1 5 0 7 4 11 11 11 8 0 12-6 13-9s7-23 21-81c12 11 30 12 38 12 27 0 42-18 51-29 4 18 18 29 35 29 14 0 22-9 29-21 7-14 11-37 11-38 0-4-3-4-4-4-5 0-5 1-6 7-6 25-13 47-30 47-9 0-11-10-11-17 0-9 5-27 8-40 3-14 8-29 11-42 1-5 5-21 7-26 1-9 5-23 5-26 0-7-5-11-11-11-2 0-12 2-15 14-6 24-12 48-18 72-5 19-10 36-11 40 0 1-18 36-49 36-20 0-29-12-29-33 0-11 2-22 6-33 5-22 10-43 15-65z"><text:p/></draw:path><draw:path draw:style-name="gr39" draw:text-style-name="P11" svg:width="0.044cm" svg:height="0.115cm" svg:x="0.255cm" svg:y="0.224cm" svg:viewBox="0 0 45 116" svg:d="M45 41c0-26-10-41-24-41-13 0-21 10-21 21 0 10 8 20 21 20 4 0 10-1 13-5 1-1 1-1 2-1 0 2 1 0 1 6 0 28-14 51-26 64-4 4-4 5-4 6 0 2 2 5 3 5 4 0 35-30 35-75z"><text:p/></draw:path><draw:path draw:style-name="gr39" draw:text-style-name="P11" svg:width="0.204cm" svg:height="0.17cm" svg:x="0.408cm" svg:y="0.099cm" svg:viewBox="0 0 205 171" svg:d="M186 22c5 0 19 0 19-12 0-10-8-10-15-10-29 0-59 0-89 0-58 0-101 64-101 110 0 33 23 61 58 61 47 0 97-47 97-106 0-7 0-25-12-43 14 0 29 0 43 0zM58 162c-18 0-34-13-34-42 0-11 5-43 19-65 15-27 40-33 52-33 33 0 36 26 36 37 0 19-8 51-21 71-15 22-36 32-52 32z"><text:p/></draw:path><draw:path draw:style-name="gr39" draw:text-style-name="P11" svg:width="0.193cm" svg:height="0.221cm" svg:x="0.767cm" svg:y="0.056cm" svg:viewBox="0 0 194 222" svg:d="M180 120c6 0 14 0 14-8 0-7-8-7-14-7-55 0-108 0-163 0 4-52 48-90 103-90 20 0 41 0 60 0 6 0 14 0 14-7 0-8-8-8-14-8-20 0-40 0-61 0-66 0-119 51-119 112 0 62 53 110 119 110 21 0 41 0 61 0 6 0 14 0 14-7 0-8-8-8-14-8-19 0-40 0-60 0-55 0-99-35-103-87 55 0 108 0 163 0z"><text:p/></draw:path><draw:path draw:style-name="gr39" draw:text-style-name="P11" svg:width="0.265cm" svg:height="0.262cm" svg:x="1.106cm" svg:y="0.001cm" svg:viewBox="0 0 266 263" svg:d="M98 143c4 0 10 0 14 0 19 30 39 59 57 88 5 7 14 22 18 28 3 4 4 4 13 4 18 0 36 0 53 0 8 0 13 0 13-6 0-4-2-6-5-7-14-3-34-29-43-41-3-4-22-28-49-70 36-6 69-21 69-66 0-54-58-73-103-73-40 0-81 0-122 0-6 0-13 0-13 7 0 6 8 6 11 6 22 0 24 4 24 22 0 64 0 129 0 193 0 19-2 22-24 22-3 0-11 0-11 7 0 6 7 6 13 6 35 0 72 0 107 0 7 0 12 0 12-6 0-7-7-7-11-7-22 0-23-3-23-22 0-29 0-56 0-85zM173 124c11-14 12-35 12-51 0-19-2-39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8 77 79 109-12 0-25 0-37 0-23-35-46-72-69-107z"><text:p/></draw:path></draw:g></draw:g></text:span><text:span text:style-name="T6"><text:s/>are real constants.</text:span></text:p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72cm" fo:margin-right="1.8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3-11-09T10:35:21.881000000</dc:date>
    <meta:editing-duration>PT54M23S</meta:editing-duration>
    <meta:editing-cycles>16</meta:editing-cycles>
    <meta:generator>LibreOffice/7.2.7.2$Windows_X86_64 LibreOffice_project/8d71d29d553c0f7dcbfa38fbfda25ee34cce99a2</meta:generator>
    <dc:subject>SVD, Linear Maps, and Vector Calculus</dc:subject>
    <dc:title>Exercise 03 (Math for ML)</dc:title>
    <meta:document-statistic meta:table-count="0" meta:image-count="0" meta:object-count="0" meta:page-count="1" meta:paragraph-count="10" meta:word-count="42" meta:character-count="226" meta:non-whitespace-character-count="188"/>
  </office:meta>
</office:document-meta>
</file>